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fe-cycle" table:style-name="ta1">
        <table:shapes>
          <draw:frame draw:z-index="0" draw:style-name="gr1" draw:text-style-name="P1" svg:width="159.99mm" svg:height="89.99mm" svg:x="43.64mm" svg:y="1mm">
            <loext:p draw:notify-on-update-of-ranges="'life-cycle'.A1:'life-cycle'.A1 'life-cycle'.A2:'life-cycle'.A7 'life-cycle'.B1:'life-cycle'.B1 'life-cycle'.B2:'life-cycle'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Initial developmen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vicing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ase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sedow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17:37:12.777400620</dc:date>
    <meta:editing-duration>PT8M56S</meta:editing-duration>
    <meta:editing-cycles>2</meta:editing-cycles>
    <meta:generator>LibreOffice/5.4.1.2.0$Linux_X86_64 LibreOffice_project/40m0$Build-2</meta:generator>
    <meta:document-statistic meta:table-count="1" meta:cell-count="1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center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2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legend chart:legend-position="end" svg:x="11.461cm" svg:y="3.274cm" style:legend-expansion="high" chart:style-name="ch2"/>
        <chart:plot-area chart:style-name="ch3" table:cell-range-address="'life-cycle'.A1:'life-cycle'.B7" chart:data-source-has-labels="both" svg:x="0.32cm" svg:y="0.18cm" svg:width="11.721cm" svg:height="8.64cm">
          <chartooo:coordinate-region svg:x="1.861cm" svg:y="0.181cm" svg:width="8.639cm" svg:height="8.639cm"/>
          <chart:axis chart:dimension="x" chart:name="primary-x" chart:style-name="ch4" chartooo:axis-type="auto">
            <chartooo:date-scale/>
            <chart:categories table:cell-range-address="'life-cycle'.A2:'life-cycle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ife-cycle'.B2:'life-cycle'.B7" chart:label-cell-address="'life-cycle'.B1:'life-cycle'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'life-cycle'.B1:'life-cycle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itial development</text:p>
                <draw:g>
                  <svg:desc>'life-cycle'.A2:'life-cycle'.A7</svg:desc>
                </draw:g>
              </table:table-cell>
              <table:table-cell office:value-type="float" office:value="20">
                <text:p>20</text:p>
                <draw:g>
                  <svg:desc>'life-cycle'.B2:'life-cycle'.B7</svg:desc>
                </draw:g>
              </table:table-cell>
            </table:table-row>
            <table:table-row>
              <table:table-cell office:value-type="string">
                <text:p>Evolutio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vicing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Phaseou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losedow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esconhecid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